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9.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Registrazione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5" office:value-type="string">
            <text:p>Fruitore, Libr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Il libro abbia almeno una copia disponibile per il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 office:value-type="string">
            <text:p>Fruitore non abbia raggiunto il numero massimo di libri che può richiedere in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 1</text:p>
          </table:table-cell>
          <table:table-cell table:style-name="ce5" office:value-type="string">
            <text:p>Il fruitore richiede all'archivio di prendere in prestito una copia di un libro utilizzando il relativo id numeric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Creazione del prestito del libro con il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Registrazione prorog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6" office:value-type="string">
            <text:p>Prestito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6" office:value-type="string">
            <text:p>Manchino X giorni alla scadenza del prestito 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6" office:value-type="string">
            <text:p>Non sia già stata richiesta una proroga per il prestito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Viene prolungata di X giorni la validità del prestito 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6" office:value-type="string">
            <text:p>Viene aggiornato lo stato del prestito come “in proroga” e non potrà quindi essere più rinnovato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3"/>
          <table:table-cell table:style-name="ce4"/>
          <table:table-cell table:number-columns-repeated="1021"/>
        </table:table-row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Terminazione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6" office:value-type="string">
            <text:p>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Dopo la data di scadenza del prestito, esso non è più disponibil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Il fruitore associato al prestito può effettuare un nuovo prestito legato alla stessa categor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 office:value-type="string">
            <text:p>Il libro associato al prestito ritorna disponibile 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Ricerca de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6" office:value-type="string">
            <text:p>Libro, Operatore,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L'operatore o il fruitore ricercano un libro tramite una o più delle sue caratteristich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NOME</text:p>
          </table:table-cell>
          <table:table-cell table:style-name="ce5" office:value-type="string">
            <text:p>Valutazione disponibilità libr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ATTORI</text:p>
          </table:table-cell>
          <table:table-cell table:style-name="ce6" office:value-type="string">
            <text:p>Libro, Operatore,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>
            <text:p>SCENARIO</text:p>
          </table:table-cell>
          <table:table-cell table:style-name="ce5" office:value-type="string">
            <text:p>L'operatore o il fruitore visualizzano le copie di un libro disponibili al presti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 table:number-rows-repeated="18">
          <table:table-cell table:number-columns-repeated="1024"/>
        </table:table-row>
        <table:table-row table:style-name="ro1" table:number-rows-repeated="950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3/09/2018</text:date>, <text:time>11.11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editing-duration>PT1H9M47S</meta:editing-duration>
    <meta:editing-cycles>10</meta:editing-cycles>
    <meta:creation-date>2018-09-20T15:21:00.918709799</meta:creation-date>
    <dc:date>2018-09-23T11:10:24.50</dc:date>
    <meta:document-statistic meta:table-count="1" meta:cell-count="51" meta:object-count="0"/>
  </office:meta>
</office:document-meta>
</file>